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svg:font-family="Courier, '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text-properties style:font-name="Arial" fo:font-size="12pt" fo:font-weight="normal" style:font-size-asian="12pt" style:font-weight-asian="normal" style:font-size-complex="12pt" style:font-weight-complex="normal"/>
    </style:style>
    <style:style style:name="P3" style:family="paragraph" style:parent-style-name="Standard">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text-properties style:use-window-font-color="true" style:font-name="Arial" fo:font-size="12pt" fo:language="pt" fo:country="BR" fo:font-style="normal" fo:font-weight="bold" style:font-name-asian="Bitstream Vera Sans" style:font-size-asian="12pt" style:language-asian="pt" style:country-asian="BR" style:font-style-asian="normal" style:font-weight-asian="bold" style:font-name-complex="Courier" style:font-size-complex="12pt" style:language-complex="pt" style:country-complex="BR" style:font-style-complex="normal"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9"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break-before="page"/>
      <style:text-properties fo:language="en" fo:country="none"/>
    </style:style>
    <style:style style:name="P11" style:family="paragraph" style:parent-style-name="Preformatted_20_Text">
      <style:text-properties fo:language="en" fo:country="none"/>
    </style:style>
    <style:style style:name="P12" style:family="paragraph" style:parent-style-name="Preformatted_20_Text">
      <style:text-properties fo:language="en" fo:country="none" fo:font-weight="bold" style:font-weight-asian="bold" style:font-weight-complex="bold"/>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fo:language="en" fo:country="none"/>
    </style:style>
    <style:style style:name="P15" style:family="paragraph" style:parent-style-name="Preformatted_20_Text">
      <style:paragraph-properties fo:margin-left="1.27cm" fo:margin-right="1.27cm" fo:margin-top="0cm" fo:margin-bottom="0.499cm" fo:text-indent="0cm" style:auto-text-indent="false"/>
      <style:text-properties fo:language="en" fo:country="none"/>
    </style:style>
    <style:style style:name="P16" style:family="paragraph" style:parent-style-name="Heading_20_3">
      <style:paragraph-properties fo:margin-left="1.27cm" fo:margin-right="1.27cm" fo:text-indent="0cm" style:auto-text-indent="false"/>
      <style:text-properties fo:language="en" fo:country="none"/>
    </style:style>
    <style:style style:name="P17" style:family="paragraph" style:parent-style-name="Text_20_body">
      <style:paragraph-properties fo:margin-left="1.27cm" fo:margin-right="1.27cm" fo:text-indent="0cm" style:auto-text-indent="false"/>
    </style:style>
    <style:style style:name="P18" style:family="paragraph" style:parent-style-name="Heading_20_3">
      <style:text-properties fo:language="en" fo:country="none"/>
    </style:style>
    <style:style style:name="P19" style:family="paragraph" style:parent-style-name="Heading_20_2">
      <style:text-properties fo:language="en" fo:country="none"/>
    </style:style>
    <style:style style:name="P20" style:family="paragraph" style:parent-style-name="Text_20_body">
      <style:text-properties fo:language="en" fo:country="none"/>
    </style:style>
    <style:style style:name="P21" style:family="paragraph" style:parent-style-name="Standard" style:list-style-name="L1"/>
    <style:style style:name="P22" style:family="paragraph" style:parent-style-name="Standard">
      <style:text-properties style:font-name="Arial" fo:font-size="12pt" style:font-size-asian="12pt" style:font-size-complex="12pt"/>
    </style:style>
    <style:style style:name="P23" style:family="paragraph" style:parent-style-name="Text_20_body" style:list-style-name="L1">
      <style:text-properties fo:language="en" fo:country="none"/>
    </style:style>
    <style:style style:name="T1" style:family="text">
      <style:text-properties style:font-name="Arial" fo:font-size="12pt" fo:font-weight="normal" style:font-size-asian="12pt" style:font-weight-asian="normal" style:font-size-complex="12pt" style:font-weight-complex="normal"/>
    </style:style>
    <style:style style:name="T2" style:family="text">
      <style:text-properties style:font-name="Arial" fo:font-size="12pt" fo:font-style="italic" fo:font-weight="normal" style:font-size-asian="12pt" style:font-weight-asian="normal" style:font-size-complex="12pt" style:font-weight-complex="normal"/>
    </style:style>
    <style:style style:name="T3" style:family="text">
      <style:text-properties style:use-window-font-color="true" style:font-name="Arial" fo:font-size="12pt" fo:language="pt" fo:country="BR" fo:font-weight="normal" style:font-name-asian="Bitstream Vera Sans" style:font-size-asian="12pt" style:language-asian="pt" style:country-asian="BR" style:font-weight-asian="normal" style:font-name-complex="Courier" style:font-size-complex="12pt" style:language-complex="pt" style:country-complex="BR"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language="en" fo:country="none"/>
    </style:style>
    <style:style style:name="T7" style:family="text">
      <style:text-properties fo:language="en" fo:country="none" fo:font-style="italic"/>
    </style:style>
    <style:style style:name="T8" style:family="text">
      <style:text-properties fo:language="en" fo:country="none" fo:font-style="italic" fo:font-weight="bold" style:font-style-asian="italic" style:font-weight-asian="bold" style:font-style-complex="italic" style:font-weight-complex="bold"/>
    </style:style>
    <style:style style:name="T9" style:family="text">
      <style:text-properties fo:language="en" fo:country="none" fo:font-weight="bold" style:font-weight-asian="bold"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unções no PostgreSQL:</text:p>
      <text:p text:style-name="P2"/>
      <text:p text:style-name="P3">As internas e as definidas pelo usuário.</text:p>
      <text:p text:style-name="P2"/>
      <text:p text:style-name="P3">Internas </text:p>
      <text:p text:style-name="P2"/>
      <text:p text:style-name="P2">- Funções internas (rount(), now(), max(), count(), etc).</text:p>
      <text:p text:style-name="P2"/>
      <text:p text:style-name="P3">As definidas pelo usuário são (UDF):</text:p>
      <text:p text:style-name="P2"/>
      <text:p text:style-name="P2">- Funções escritas em SQL</text:p>
      <text:p text:style-name="P2">- Funções em linguagens de procedimento (PL/pgSQL, PL/Tcl, PL/php, PL/Java, etc)</text:p>
      <text:p text:style-name="P2">- Funções na linguagem C</text:p>
      <text:p text:style-name="P1"/>
      <text:p text:style-name="P3">Sintaxe de Criação</text:p>
      <text:p text:style-name="P2"/>
      <text:p text:style-name="P2">CREATE [ OR REPLACE ] FUNCTION</text:p>
      <text:p text:style-name="Standard"><text:span text:style-name="T1"><text:s text:c="4"/></text:span><text:span text:style-name="Teletype"><text:span text:style-name="T2">name</text:span></text:span><text:span text:style-name="T1"> ( [ [ </text:span><text:span text:style-name="Teletype"><text:span text:style-name="T2">argmode</text:span></text:span><text:span text:style-name="T1"> ] [ </text:span><text:span text:style-name="Teletype"><text:span text:style-name="T2">argname</text:span></text:span><text:span text:style-name="T1"> ] </text:span><text:span text:style-name="Teletype"><text:span text:style-name="T2">argtype</text:span></text:span><text:span text:style-name="T1"> [, ...] ] )</text:span></text:p>
      <text:p text:style-name="Standard"><text:span text:style-name="T1"><text:s text:c="4"/>[ RETURNS </text:span><text:span text:style-name="Teletype"><text:span text:style-name="T2">rettype</text:span></text:span><text:span text:style-name="T1"> ]</text:span></text:p>
      <text:p text:style-name="Standard"><text:span text:style-name="T1"><text:s text:c="2"/>{ LANGUAGE </text:span><text:span text:style-name="Teletype"><text:span text:style-name="T2">langname</text:span></text:span></text:p>
      <text:p text:style-name="P2"><text:s text:c="4"/>| IMMUTABLE | STABLE | VOLATILE</text:p>
      <text:p text:style-name="P2"><text:s text:c="4"/>| CALLED ON NULL INPUT | RETURNS NULL ON NULL INPUT | STRICT</text:p>
      <text:p text:style-name="P2"><text:s text:c="4"/>| [ EXTERNAL ] SECURITY INVOKER | [ EXTERNAL ] SECURITY DEFINER</text:p>
      <text:p text:style-name="Standard"><text:span text:style-name="T1"><text:s text:c="4"/>| AS '</text:span><text:span text:style-name="Teletype"><text:span text:style-name="T2">definition</text:span></text:span><text:span text:style-name="T1">'</text:span></text:p>
      <text:p text:style-name="Standard"><text:span text:style-name="T1"><text:s text:c="4"/>| AS '</text:span><text:span text:style-name="Teletype"><text:span text:style-name="T2">obj_file</text:span></text:span><text:span text:style-name="T1">', '</text:span><text:span text:style-name="Teletype"><text:span text:style-name="T2">link_symbol</text:span></text:span><text:span text:style-name="T1">'</text:span></text:p>
      <text:p text:style-name="P2"><text:s text:c="2"/>} ...</text:p>
      <text:p text:style-name="Standard"><text:span text:style-name="T1"><text:s text:c="4"/>[ WITH ( </text:span><text:span text:style-name="Teletype"><text:span text:style-name="T2">attribute</text:span></text:span><text:span text:style-name="T1"> [, ...] ) ]</text:span></text:p>
      <text:p text:style-name="P2"/>
      <text:p text:style-name="P3">Segurança</text:p>
      <text:p text:style-name="Standard"><text:span text:style-name="T3">Para reforçar a segurança é interessante usar o parâmetro </text:span><text:span text:style-name="Teletype"><text:span text:style-name="T1">SECURITY DEFINER,</text:span></text:span><text:span text:style-name="T1"> que especifica que a função será executada somente com os privilégios do usuário que a criou. </text:span></text:p>
      <text:p text:style-name="P1"/>
      <text:p text:style-name="P8"><text:span text:style-name="Teletype"><text:span text:style-name="T3">SECURITY INVOKER</text:span></text:span><text:span text:style-name="T3"> indica que a função deve ser executada com os privilégios do usuário que a chamou (padrão). </text:span></text:p>
      <text:p text:style-name="P1"/>
      <text:p text:style-name="P3">Diversas Linguagens</text:p>
      <text:p text:style-name="P2">Uma grande força do PostgreSQL é ele permitir a criação de funções pelo usuário em diversas linguagens: SQL, PlpgSQL, TCL, Perl, Phyton, Ruby.</text:p>
      <text:p text:style-name="P2"/>
      <text:p text:style-name="P3">Exemplos</text:p>
      <text:p text:style-name="P2">Para ter exemplos a disposição vamos instalar os do diretório "tutorial" dos fontes do PostgreSQL:</text:p>
      <text:p text:style-name="P2"/>
      <text:p text:style-name="P2">Acessar /usr/local/src/postgresql-8.3.1/src/tutorial e executar:</text:p>
      <text:p text:style-name="P2"/>
      <text:p text:style-name="P2">make install</text:p>
      <text:p text:style-name="P2"/>
      <text:p text:style-name="P2">Feito isso teremos 5 arquivos .sql. </text:p>
      <text:p text:style-name="P2"/>
      <text:p text:style-name="P2">O syscat.sql traz consultas sobre o catálogo de sistema, o que se chama de metadados (metadata). </text:p>
      <text:p text:style-name="P2"><text:soft-page-break/>O basic.sql e o advanced.sql são consultas SQL. </text:p>
      <text:p text:style-name="P2">O complex.sql trata da criação de um tipo de dados pelo usuário e seu uso.</text:p>
      <text:p text:style-name="P2">O func.sql traz algumas funções em SQL e outras em C.</text:p>
      <text:p text:style-name="P1"/>
      <text:p text:style-name="P2">O que outros SGBDs chamam de stored procedures (procedimentos armazenadas) o PostgreSQL chama de funções, que podem ser em diversas linguagens.</text:p>
      <text:p text:style-name="P2"/>
      <text:p text:style-name="P3">Exemplos simples</text:p>
      <text:p text:style-name="P2"/>
      <text:p text:style-name="P2">CREATE OR REPLACE FUNCTION olamundo() RETURNS int4</text:p>
      <text:p text:style-name="P2">AS 'SELECT 1' LANGUAGE 'sql';</text:p>
      <text:p text:style-name="P2"/>
      <text:p text:style-name="P3">Executando</text:p>
      <text:p text:style-name="P2">SELECT olamundo() ;</text:p>
      <text:p text:style-name="P2"/>
      <text:p text:style-name="P2"/>
      <text:p text:style-name="P3">Passando Parâmetros</text:p>
      <text:p text:style-name="P2"/>
      <text:p text:style-name="P2">CREATE OR REPLACE FUNCTION add_numeros(nr1 int4, nr2 int4) RETURNS int4 </text:p>
      <text:p text:style-name="P2">AS 'SELECT $1 + $2' LANGUAGE 'sql';</text:p>
      <text:p text:style-name="P2"/>
      <text:p text:style-name="P2"><text:span text:style-name="T5">Observe</text:span> que para passar o primeiro parâmetro usa-se "$1", o segundo "$2" e assim por diante.</text:p>
      <text:p text:style-name="P2"/>
      <text:p text:style-name="P3">Executando</text:p>
      <text:p text:style-name="P2">SELECT add_numeros(300, 700) AS resposta ;</text:p>
      <text:p text:style-name="P2"/>
      <text:p text:style-name="P2"/>
      <text:p text:style-name="P3">Podemos passar como parâmetro o nome de uma tabela:</text:p>
      <text:p text:style-name="P2"/>
      <text:p text:style-name="P2">CREATE TEMP TABLE empregados (</text:p>
      <text:p text:style-name="P2"><text:tab/>nome text,</text:p>
      <text:p text:style-name="P2"><text:tab/>salario numeric,</text:p>
      <text:p text:style-name="P2"><text:tab/>idade integer,</text:p>
      <text:p text:style-name="P2"><text:tab/>baia point</text:p>
      <text:p text:style-name="P2">);</text:p>
      <text:p text:style-name="P2"/>
      <text:p text:style-name="P2">INSERT INTO empregados VALUES('João',2200,21,point('(1,1)'));</text:p>
      <text:p text:style-name="P2">INSERT INTO empregados VALUES('José',4200,30,point('(2,1)'));</text:p>
      <text:p text:style-name="P2"/>
      <text:p text:style-name="P2">CREATE FUNCTION dobrar_salario(empregados) RETURNS numeric AS $$</text:p>
      <text:p text:style-name="P2"><text:tab/>SELECT $1.salario * 2 AS salario;</text:p>
      <text:p text:style-name="P2">$$ LANGUAGE SQL;</text:p>
      <text:p text:style-name="P2"/>
      <text:p text:style-name="P2">SELECT nome, dobrar_salario(emp.*) AS sonho</text:p>
      <text:p text:style-name="P2"><text:tab/>FROM empregados</text:p>
      <text:p text:style-name="P2"><text:tab/>WHERE empregados.baia ~= point '(2,1)';</text:p>
      <text:p text:style-name="P2"/>
      <text:p text:style-name="P2">Algumas vezes é prático gerar o valor do argumento composto em tempo de execução. Isto pode ser feito através da construção ROW. </text:p>
      <text:p text:style-name="P2"/>
      <text:p text:style-name="P2"/>
      <text:p text:style-name="P9"/>
      <text:p text:style-name="P2">SELECT nome, dobrar_salario(ROW(nome, salario*1.1, idade, baia)) AS sonho</text:p>
      <text:p text:style-name="P2"><text:tab/>FROM empregados;</text:p>
      <text:p text:style-name="P2"/>
      <text:p text:style-name="P6">Função que retorna um tipo composto. Função que retorna uma única linha da tabela empregados:</text:p>
      <text:p text:style-name="P5"/>
      <text:p text:style-name="P2">CREATE FUNCTION novo_empregado() RETURNS empregados AS $$</text:p>
      <text:p text:style-name="P2"><text:tab/>SELECT text 'Nenhum' AS nome,</text:p>
      <text:p text:style-name="P2"><text:tab/>1000.0 AS salario,</text:p>
      <text:p text:style-name="P2"><text:tab/>25 AS idade,</text:p>
      <text:p text:style-name="P2"><text:tab/>point '(2,2)' AS baia;</text:p>
      <text:p text:style-name="P2">$$ LANGUAGE SQL;</text:p>
      <text:p text:style-name="P2"/>
      <text:p text:style-name="P2">Ou</text:p>
      <text:p text:style-name="P2">CREATE OR REPLACE FUNCTION novo_empregado() RETURNS empregados AS $$</text:p>
      <text:p text:style-name="P2"><text:tab/>SELECT ROW('Nenhum', 1000.0, 25, '(2,2)')::empregados;</text:p>
      <text:p text:style-name="P2">$$ LANGUAGE SQL;</text:p>
      <text:p text:style-name="P2"/>
      <text:p text:style-name="P3">Chamar assim:</text:p>
      <text:p text:style-name="P2">SELECT novo_empregado();</text:p>
      <text:p text:style-name="P2"/>
      <text:p text:style-name="P3">ou</text:p>
      <text:p text:style-name="P2">SELECT * FROM novo_empregado();</text:p>
      <text:p text:style-name="P1"/>
      <text:p text:style-name="P1"/>
      <text:p text:style-name="P3">Funções SQL como fontes de tabelas</text:p>
      <text:p text:style-name="P1"/>
      <text:p text:style-name="P2">CREATE TEMP TABLE teste (testeid int, testesubid int, testename text);</text:p>
      <text:p text:style-name="P2">INSERT INTO teste VALUES (1, 1, 'João');</text:p>
      <text:p text:style-name="P2">INSERT INTO teste VALUES (1, 2, 'José');</text:p>
      <text:p text:style-name="P2">INSERT INTO teste VALUES (2, 1, 'Maria');</text:p>
      <text:p text:style-name="P2"/>
      <text:p text:style-name="P2">CREATE FUNCTION getteste(int) RETURNS teste AS $$</text:p>
      <text:p text:style-name="P2">   SELECT * FROM teste WHERE testeid = $1;</text:p>
      <text:p text:style-name="P2">$$ LANGUAGE SQL;</text:p>
      <text:p text:style-name="P2"/>
      <text:p text:style-name="P2">SELECT *, upper(testename) FROM getteste(1) AS t1;</text:p>
      <text:p text:style-name="P2"/>
      <text:p text:style-name="P1"><text:span text:style-name="T5">Tabelas Temporárias</text:span> - <text:span text:style-name="T4">criar tabelas temporárias (TEMP), faz com que o servidor se encarregue de removê-la (o que faz logo que a conexão seja encerrada).</text:span></text:p>
      <text:p text:style-name="P2"/>
      <text:p text:style-name="P2">CREATE TEMP TABLE nometabela (campo tipo);</text:p>
      <text:p text:style-name="P1"/>
      <text:p text:style-name="P1"/>
      <text:p text:style-name="P3">Funções SQL retornando conjunto</text:p>
      <text:p text:style-name="P1"/>
      <text:p text:style-name="P2">CREATE FUNCTION getteste(int) RETURNS SETOF teste AS $$</text:p>
      <text:p text:style-name="P2"><text:tab/>SELECT * FROM teste WHERE testeid = $1;</text:p>
      <text:p text:style-name="P2">$$ LANGUAGE SQL;</text:p>
      <text:p text:style-name="P2"/>
      <text:p text:style-name="P2">SELECT * FROM getteste(1) AS t1;</text:p>
      <text:p text:style-name="P2"><text:soft-page-break/></text:p>
      <text:p text:style-name="P1"/>
      <text:p text:style-name="P3">Funções SQL polimórficas</text:p>
      <text:p text:style-name="P2"/>
      <text:p text:style-name="P2">As funções SQL podem ser declaradas como recebendo e retornando os tipos polimórficos anyelement e anyarray.</text:p>
      <text:p text:style-name="P2"/>
      <text:p text:style-name="P2">CREATE FUNCTION constroi_matriz(anyelement, anyelement) RETURNS anyarray AS $$</text:p>
      <text:p text:style-name="P2"><text:tab/>SELECT ARRAY[$1, $2];</text:p>
      <text:p text:style-name="P2">$$ LANGUAGE SQL;</text:p>
      <text:p text:style-name="P2"/>
      <text:p text:style-name="P2">SELECT constroi_matriz(1, 2) AS intarray, constroi_matriz('a'::text, 'b') AS textarray;</text:p>
      <text:p text:style-name="P2"/>
      <text:p text:style-name="P2">CREATE FUNCTION eh_maior(anyelement, anyelement) RETURNS boolean AS $$</text:p>
      <text:p text:style-name="P2"><text:tab/>SELECT $1 &gt; $2;</text:p>
      <text:p text:style-name="P2">$$ LANGUAGE SQL;</text:p>
      <text:p text:style-name="P2">SELECT eh_maior(1, 2);</text:p>
      <text:p text:style-name="P1"/>
      <text:p text:style-name="P1">Agora o capítulo rspectivo do manual oficial do PostgreSQL:</text:p>
      <text:p text:style-name="P1"/>
      <text:p text:style-name="P7"><text:bookmark text:name="xfunc-sql"/><text:span text:style-name="T6">34.4. Query Language (</text:span><text:span text:style-name="T6">SQL</text:span><text:span text:style-name="T6">) Functions</text:span></text:p>
      <text:p text:style-name="P20"/>
      <text:p text:style-name="Text_20_body"><text:bookmark text:name="id2742288"/><text:span text:style-name="T9">SQL functions execute an arbitrary list of SQL statements, returning the result of the last query in the list</text:span><text:span text:style-name="T6">. In the simple (non-set) case, the first row of the last query's result will be returned. (Bear in mind that “the first row” of a multirow result is not well-defined unless you use </text:span><text:span text:style-name="Source_20_Text"><text:span text:style-name="T6">ORDER BY</text:span></text:span><text:span text:style-name="T6">.) If the last query happens to return no rows at all, the null value will be returned. </text:span></text:p>
      <text:p text:style-name="Text_20_body"><text:bookmark text:name="id2742323"/><text:span text:style-name="T6">Alternatively, an </text:span><text:span text:style-name="T9">SQL function can be declared to return a set, by specifying the function's return type as </text:span><text:span text:style-name="Source_20_Text"><text:span text:style-name="T9">SETOF </text:span></text:span><text:span text:style-name="Emphasis"><text:span text:style-name="T9">sometype</text:span></text:span><text:span text:style-name="T6">. In this case </text:span><text:span text:style-name="T9">all rows of the last query's result are returned</text:span><text:span text:style-name="T6">. Further details appear below. </text:span></text:p>
      <text:p text:style-name="Text_20_body"><text:span text:style-name="T9">The body of an SQL function must be a list of SQL statements separated by semicolons.</text:span><text:span text:style-name="T6"> A semicolon after the last statement is optional. </text:span><text:span text:style-name="T9">Unless the function is declared to return </text:span><text:span text:style-name="Source_20_Text"><text:span text:style-name="T9">void</text:span></text:span><text:span text:style-name="T9">, the last statement must be a </text:span><text:span text:style-name="Source_20_Text"><text:span text:style-name="T9">SELECT</text:span></text:span><text:span text:style-name="T9">.</text:span><text:span text:style-name="T6"> </text:span></text:p>
      <text:p text:style-name="Text_20_body"><text:span text:style-name="T6">Any collection of commands in the </text:span><text:span text:style-name="ACRONYM"><text:span text:style-name="T6">SQL</text:span></text:span><text:span text:style-name="T6"> language can be packaged together and defined as a function. Besides </text:span><text:span text:style-name="Source_20_Text"><text:span text:style-name="T6">SELECT</text:span></text:span><text:span text:style-name="T6"> queries, the </text:span><text:span text:style-name="T9">commands can include data modification queries (</text:span><text:span text:style-name="Source_20_Text"><text:span text:style-name="T9">INSERT</text:span></text:span><text:span text:style-name="T9">, </text:span><text:span text:style-name="Source_20_Text"><text:span text:style-name="T9">UPDATE</text:span></text:span><text:span text:style-name="T9">, and </text:span><text:span text:style-name="Source_20_Text"><text:span text:style-name="T9">DELETE</text:span></text:span><text:span text:style-name="T9">), as well as other SQL commands</text:span><text:span text:style-name="T6">. (</text:span><text:span text:style-name="T8">The only exception is that you cannot put </text:span><text:span text:style-name="Source_20_Text"><text:span text:style-name="T8">BEGIN</text:span></text:span><text:span text:style-name="T8">, </text:span><text:span text:style-name="Source_20_Text"><text:span text:style-name="T8">COMMIT</text:span></text:span><text:span text:style-name="T8">, </text:span><text:span text:style-name="Source_20_Text"><text:span text:style-name="T8">ROLLBACK</text:span></text:span><text:span text:style-name="T8">, or </text:span><text:span text:style-name="Source_20_Text"><text:span text:style-name="T8">SAVEPOINT</text:span></text:span><text:span text:style-name="T8"> commands into a </text:span><text:span text:style-name="ACRONYM"><text:span text:style-name="T8">SQL</text:span></text:span><text:span text:style-name="T8"> function.</text:span><text:span text:style-name="T6">) However, the final command must be a </text:span><text:span text:style-name="Source_20_Text"><text:span text:style-name="T6">SELECT</text:span></text:span><text:span text:style-name="T6"> that returns whatever is specified as the function's return type. </text:span><text:span text:style-name="T9">Alternatively, if you want to define a SQL function that performs actions but has no useful value to return, you can define it as returning </text:span><text:span text:style-name="Source_20_Text"><text:span text:style-name="T9">void</text:span></text:span><text:span text:style-name="T9">. In that case, the function body must not end with a </text:span><text:span text:style-name="Source_20_Text"><text:span text:style-name="T9">SELECT</text:span></text:span><text:span text:style-name="T6">. </text:span></text:p>
      <text:p text:style-name="P10"/>
      <text:p text:style-name="Text_20_body"><text:span text:style-name="T6">For example, this function </text:span><text:span text:style-name="T9">removes rows with negative salaries</text:span><text:span text:style-name="T6"> from the </text:span><text:span text:style-name="Source_20_Text"><text:span text:style-name="T6">emp</text:span></text:span><text:span text:style-name="T6"> table: </text:span></text:p>
      <text:p text:style-name="P11"/>
      <text:p text:style-name="P11">CREATE FUNCTION clean_emp() RETURNS void AS '</text:p>
      <text:p text:style-name="Preformatted_20_Text"><text:s text:c="4"/><text:span text:style-name="T6">DELETE FROM emp</text:span></text:p>
      <text:p text:style-name="Preformatted_20_Text"><text:s text:c="8"/><text:span text:style-name="T6">WHERE salary &lt; 0;</text:span></text:p>
      <text:p text:style-name="P11">' LANGUAGE SQL;</text:p>
      <text:p text:style-name="Preformatted_20_Text"/>
      <text:p text:style-name="P12">Executando</text:p>
      <text:p text:style-name="P11">SELECT clean_emp();</text:p>
      <text:p text:style-name="Preformatted_20_Text"/>
      <text:p text:style-name="Preformatted_20_Text"><text:s/><text:span text:style-name="T6">clean_emp</text:span></text:p>
      <text:p text:style-name="P11">-----------</text:p>
      <text:p text:style-name="Preformatted_20_Text"/>
      <text:p text:style-name="P14">(1 row)</text:p>
      <text:p text:style-name="P14">A sintaxe do comando CREATE FUNCTION requer que o corpo da função seja escrito como uma constante string. Também podemos usar um dólar duplo "$$".</text:p>
      <text:p text:style-name="P14">Exemplo:<text:line-break/>Correto<text:line-break/>INSERT INTO mytable VALUES ($1);</text:p>
      <text:p text:style-name="P20">Errado: </text:p>
      <text:p text:style-name="P14">INSERT INTO $1 VALUES (42);</text:p>
      <text:h text:style-name="Heading_20_3" text:outline-level="3" text:is-list-header="true"><text:bookmark text:name="xfunc-sql-base-functions"/><text:span text:style-name="T6">34.4.1. </text:span><text:span text:style-name="ACRONYM"><text:span text:style-name="T6">SQL</text:span></text:span><text:span text:style-name="T6"> Functions on Base Types</text:span></text:h>
      <text:p text:style-name="Text_20_body"><text:span text:style-name="T6">The simplest possible </text:span><text:span text:style-name="ACRONYM"><text:span text:style-name="T6">SQL</text:span></text:span><text:span text:style-name="T6"> function has no arguments and simply returns a base type, such as </text:span><text:span text:style-name="Source_20_Text"><text:span text:style-name="T6">integer</text:span></text:span><text:span text:style-name="T6">: </text:span></text:p>
      <text:p text:style-name="P11">CREATE FUNCTION one() RETURNS integer AS $$</text:p>
      <text:p text:style-name="Preformatted_20_Text"><text:s text:c="4"/><text:span text:style-name="T6">SELECT 1 AS result;</text:span></text:p>
      <text:p text:style-name="P11">$$ LANGUAGE SQL;</text:p>
      <text:p text:style-name="Preformatted_20_Text"/>
      <text:p text:style-name="P11">-- Alternative syntax for string literal:</text:p>
      <text:p text:style-name="P11">CREATE FUNCTION one() RETURNS integer AS '</text:p>
      <text:p text:style-name="Preformatted_20_Text"><text:s text:c="4"/><text:span text:style-name="T6">SELECT 1 AS result;</text:span></text:p>
      <text:p text:style-name="P11">' LANGUAGE SQL;</text:p>
      <text:p text:style-name="Preformatted_20_Text"/>
      <text:p text:style-name="P11">SELECT one();</text:p>
      <text:p text:style-name="Preformatted_20_Text"/>
      <text:p text:style-name="Preformatted_20_Text"><text:s/><text:span text:style-name="T6">one</text:span></text:p>
      <text:p text:style-name="P11">-----</text:p>
      <text:p text:style-name="P13"><text:s text:c="3"/><text:span text:style-name="T6">1</text:span></text:p>
      <text:p text:style-name="Text_20_body"><text:span text:style-name="T6">Notice that we defined a column alias within the function body for the result of the function (with the name </text:span><text:span text:style-name="Source_20_Text"><text:span text:style-name="T6">result</text:span></text:span><text:span text:style-name="T6">), but this column alias is not visible outside the function. Hence, the result is labeled </text:span><text:span text:style-name="Source_20_Text"><text:span text:style-name="T6">one</text:span></text:span><text:span text:style-name="T6"> instead of </text:span><text:span text:style-name="Source_20_Text"><text:span text:style-name="T6">result</text:span></text:span><text:span text:style-name="T6">. </text:span></text:p>
      <text:p text:style-name="Text_20_body"><text:span text:style-name="T6">It is almost as easy to define </text:span><text:span text:style-name="ACRONYM"><text:span text:style-name="T6">SQL</text:span></text:span><text:span text:style-name="T6"> functions that take base types as arguments. In the example below, notice how we refer to the arguments within the function as </text:span><text:span text:style-name="Source_20_Text"><text:span text:style-name="T6">$1</text:span></text:span><text:span text:style-name="T6"> and </text:span><text:span text:style-name="Source_20_Text"><text:span text:style-name="T6">$2</text:span></text:span><text:span text:style-name="T6">. </text:span></text:p>
      <text:p text:style-name="P11">CREATE FUNCTION add_em(integer, integer) RETURNS integer AS $$</text:p>
      <text:p text:style-name="Preformatted_20_Text"><text:s text:c="4"/><text:span text:style-name="T6">SELECT $1 + $2;</text:span></text:p>
      <text:p text:style-name="P11">$$ LANGUAGE SQL;</text:p>
      <text:p text:style-name="Preformatted_20_Text"/>
      <text:p text:style-name="P11">SELECT add_em(1, 2) AS answer;</text:p>
      <text:p text:style-name="Preformatted_20_Text"/>
      <text:p text:style-name="Preformatted_20_Text"><text:soft-page-break/><text:s/><text:span text:style-name="T6">answer</text:span></text:p>
      <text:p text:style-name="P11">--------</text:p>
      <text:p text:style-name="P13"><text:s text:c="6"/><text:span text:style-name="T6">3</text:span></text:p>
      <text:p text:style-name="P20">Here is a more useful function, which might be used to debit a bank account: </text:p>
      <text:p text:style-name="P11">CREATE FUNCTION tf1 (integer, numeric) RETURNS integer AS $$</text:p>
      <text:p text:style-name="Preformatted_20_Text"><text:s text:c="4"/><text:span text:style-name="T6">UPDATE bank </text:span></text:p>
      <text:p text:style-name="Preformatted_20_Text"><text:s text:c="8"/><text:span text:style-name="T6">SET balance = balance - $2</text:span></text:p>
      <text:p text:style-name="Preformatted_20_Text"><text:s text:c="8"/><text:span text:style-name="T6">WHERE accountno = $1;</text:span></text:p>
      <text:p text:style-name="Preformatted_20_Text"><text:s text:c="4"/><text:span text:style-name="T6">SELECT 1;</text:span></text:p>
      <text:p text:style-name="P14">$$ LANGUAGE SQL;</text:p>
      <text:p text:style-name="P20">A user could execute this function to debit account 17 by $100.00 as follows: </text:p>
      <text:p text:style-name="P14">SELECT tf1(17, 100.0);</text:p>
      <text:p text:style-name="P20">In practice one would probably like a more useful result from the function than a constant 1, so a more likely definition is: </text:p>
      <text:p text:style-name="P11">CREATE FUNCTION tf1 (integer, numeric) RETURNS numeric AS $$</text:p>
      <text:p text:style-name="Preformatted_20_Text"><text:s text:c="4"/><text:span text:style-name="T6">UPDATE bank </text:span></text:p>
      <text:p text:style-name="Preformatted_20_Text"><text:s text:c="8"/><text:span text:style-name="T6">SET balance = balance - $2</text:span></text:p>
      <text:p text:style-name="Preformatted_20_Text"><text:s text:c="8"/><text:span text:style-name="T6">WHERE accountno = $1;</text:span></text:p>
      <text:p text:style-name="Preformatted_20_Text"><text:s text:c="4"/><text:span text:style-name="T6">SELECT balance FROM bank WHERE accountno = $1;</text:span></text:p>
      <text:p text:style-name="P14">$$ LANGUAGE SQL;</text:p>
      <text:p text:style-name="P20">which adjusts the balance and returns the new balance. </text:p>
      <text:h text:style-name="Heading_20_3" text:outline-level="3" text:is-list-header="true"><text:bookmark text:name="id2742661"/><text:span text:style-name="T6">34.4.2. </text:span><text:span text:style-name="ACRONYM"><text:span text:style-name="T6">SQL</text:span></text:span><text:span text:style-name="T6"> Functions on Composite Types</text:span></text:h>
      <text:p text:style-name="Text_20_body"><text:span text:style-name="T6">When writing functions with arguments of composite types, we must not only specify which argument we want (as we did above with </text:span><text:span text:style-name="Source_20_Text"><text:span text:style-name="T6">$1</text:span></text:span><text:span text:style-name="T6"> and </text:span><text:span text:style-name="Source_20_Text"><text:span text:style-name="T6">$2</text:span></text:span><text:span text:style-name="T6">) but also the desired attribute (field) of that argument. For example, suppose that </text:span><text:span text:style-name="Source_20_Text"><text:span text:style-name="T6">emp</text:span></text:span><text:span text:style-name="T6"> is a table containing employee data, and therefore also the name of the composite type of each row of the table. Here is a function </text:span><text:span text:style-name="Source_20_Text"><text:span text:style-name="T6">double_salary</text:span></text:span><text:span text:style-name="T6"> that computes what someone's salary would be if it were doubled: </text:span></text:p>
      <text:p text:style-name="P11">CREATE TABLE emp (</text:p>
      <text:p text:style-name="Preformatted_20_Text"><text:s text:c="4"/><text:span text:style-name="T6">name <text:s text:c="7"/>text,</text:span></text:p>
      <text:p text:style-name="Preformatted_20_Text"><text:s text:c="4"/><text:span text:style-name="T6">salary <text:s text:c="5"/>numeric,</text:span></text:p>
      <text:p text:style-name="Preformatted_20_Text"><text:s text:c="4"/><text:span text:style-name="T6">age <text:s text:c="8"/>integer,</text:span></text:p>
      <text:p text:style-name="Preformatted_20_Text"><text:s text:c="4"/><text:span text:style-name="T6">cubicle <text:s text:c="4"/>point</text:span></text:p>
      <text:p text:style-name="P11">);</text:p>
      <text:p text:style-name="Preformatted_20_Text"/>
      <text:p text:style-name="P11">CREATE FUNCTION double_salary(emp) RETURNS numeric AS $$</text:p>
      <text:p text:style-name="Preformatted_20_Text"><text:s text:c="4"/><text:span text:style-name="T6">SELECT $1.salary * 2 AS salary;</text:span></text:p>
      <text:p text:style-name="P11">$$ LANGUAGE SQL;</text:p>
      <text:p text:style-name="Preformatted_20_Text"/>
      <text:p text:style-name="P11">SELECT name, double_salary(emp.*) AS dream</text:p>
      <text:p text:style-name="Preformatted_20_Text"><text:s text:c="4"/><text:span text:style-name="T6">FROM emp</text:span></text:p>
      <text:p text:style-name="Preformatted_20_Text"><text:s text:c="4"/><text:span text:style-name="T6">WHERE emp.cubicle ~= point '(2,1)';</text:span></text:p>
      <text:p text:style-name="Preformatted_20_Text"/>
      <text:p text:style-name="Preformatted_20_Text"><text:s/><text:span text:style-name="T6">name | dream</text:span></text:p>
      <text:p text:style-name="P11">------+-------</text:p>
      <text:p text:style-name="P13"><text:s/><text:span text:style-name="T6">Bill | <text:s/>8400</text:span></text:p>
      <text:p text:style-name="Text_20_body"><text:span text:style-name="T6">Notice the use of the syntax </text:span><text:span text:style-name="Source_20_Text"><text:span text:style-name="T6">$1.salary</text:span></text:span><text:span text:style-name="T6"> to select one field of the argument row value. Also notice how the calling </text:span><text:span text:style-name="Source_20_Text"><text:span text:style-name="T6">SELECT</text:span></text:span><text:span text:style-name="T6"> command uses </text:span><text:span text:style-name="Source_20_Text"><text:span text:style-name="T6">*</text:span></text:span><text:span text:style-name="T6"> to select the entire current row of a table as a composite value. The table row can alternatively be referenced using just the table name, like this: </text:span></text:p>
      <text:p text:style-name="P11">SELECT name, double_salary(emp) AS dream</text:p>
      <text:p text:style-name="Preformatted_20_Text"><text:soft-page-break/><text:s text:c="4"/><text:span text:style-name="T6">FROM emp</text:span></text:p>
      <text:p text:style-name="P13"><text:s text:c="4"/><text:span text:style-name="T6">WHERE emp.cubicle ~= point '(2,1)';</text:span></text:p>
      <text:p text:style-name="P20">but this usage is deprecated since it's easy to get confused. </text:p>
      <text:p text:style-name="Text_20_body"><text:span text:style-name="T6">Sometimes it is handy to construct a composite argument value on-the-fly. This can be done with the </text:span><text:span text:style-name="Source_20_Text"><text:span text:style-name="T6">ROW</text:span></text:span><text:span text:style-name="T6"> construct. For example, we could adjust the data being passed to the function: </text:span></text:p>
      <text:p text:style-name="P11">SELECT name, double_salary(ROW(name, salary*1.1, age, cubicle)) AS dream</text:p>
      <text:p text:style-name="P13"><text:s text:c="4"/><text:span text:style-name="T6">FROM emp;</text:span></text:p>
      <text:p text:style-name="Text_20_body"><text:span text:style-name="T6">It is also possible to build a function that returns a composite type. This is an example of a function that returns a single </text:span><text:span text:style-name="Source_20_Text"><text:span text:style-name="T6">emp</text:span></text:span><text:span text:style-name="T6"> row: </text:span></text:p>
      <text:p text:style-name="P11">CREATE FUNCTION new_emp() RETURNS emp AS $$</text:p>
      <text:p text:style-name="Preformatted_20_Text"><text:s text:c="4"/><text:span text:style-name="T6">SELECT text 'None' AS name,</text:span></text:p>
      <text:p text:style-name="Preformatted_20_Text"><text:s text:c="8"/><text:span text:style-name="T6">1000.0 AS salary,</text:span></text:p>
      <text:p text:style-name="Preformatted_20_Text"><text:s text:c="8"/><text:span text:style-name="T6">25 AS age,</text:span></text:p>
      <text:p text:style-name="Preformatted_20_Text"><text:s text:c="8"/><text:span text:style-name="T6">point '(2,2)' AS cubicle;</text:span></text:p>
      <text:p text:style-name="P14">$$ LANGUAGE SQL;</text:p>
      <text:p text:style-name="P20">In this example we have specified each of the attributes with a constant value, but any computation could have been substituted for these constants. </text:p>
      <text:p text:style-name="P20">Note two important things about defining the function: </text:p>
      <text:list text:style-name="L1">
        <text:list-item>
          <text:p text:style-name="P23">The select list order in the query must be exactly the same as that in which the columns appear in the table associated with the composite type. (Naming the columns, as we did above, is irrelevant to the system.) </text:p>
        </text:list-item>
        <text:list-item>
          <text:p text:style-name="P23">You must typecast the expressions to match the definition of the composite type, or you will get errors like this: </text:p>
          <text:p text:style-name="P21"><text:span text:style-name="Source_20_Text"><text:span text:style-name="T6">ERROR: <text:s/>function declared to return emp returns varchar instead of text at column 1</text:span></text:span></text:p>
        </text:list-item>
      </text:list>
      <text:p text:style-name="P20">A different way to define the same function is: </text:p>
      <text:p text:style-name="P11">CREATE FUNCTION new_emp() RETURNS emp AS $$</text:p>
      <text:p text:style-name="Preformatted_20_Text"><text:s text:c="4"/><text:span text:style-name="T6">SELECT ROW('None', 1000.0, 25, '(2,2)')::emp;</text:span></text:p>
      <text:p text:style-name="P14">$$ LANGUAGE SQL;</text:p>
      <text:p text:style-name="Text_20_body"><text:span text:style-name="T6">Here we wrote a </text:span><text:span text:style-name="Source_20_Text"><text:span text:style-name="T6">SELECT</text:span></text:span><text:span text:style-name="T6"> that returns just a single column of the correct composite type. This isn't really better in this situation, but it is a handy alternative in some cases — for example, if we need to compute the result by calling another function that returns the desired composite value. </text:span></text:p>
      <text:p text:style-name="P20">We could call this function directly in either of two ways: </text:p>
      <text:p text:style-name="P11">SELECT new_emp();</text:p>
      <text:p text:style-name="Preformatted_20_Text"/>
      <text:p text:style-name="Preformatted_20_Text"><text:s text:c="9"/><text:span text:style-name="T6">new_emp</text:span></text:p>
      <text:p text:style-name="P11">--------------------------</text:p>
      <text:p text:style-name="Preformatted_20_Text"><text:s/><text:span text:style-name="T6">(None,1000.0,25,"(2,2)")</text:span></text:p>
      <text:p text:style-name="Preformatted_20_Text"/>
      <text:p text:style-name="P11">SELECT * FROM new_emp();</text:p>
      <text:p text:style-name="Preformatted_20_Text"/>
      <text:p text:style-name="Preformatted_20_Text"><text:s/><text:span text:style-name="T6">name | salary | age | cubicle</text:span></text:p>
      <text:p text:style-name="P11">------+--------+-----+---------</text:p>
      <text:p text:style-name="P13"><text:s/><text:span text:style-name="T6">None | 1000.0 | <text:s/>25 | (2,2)</text:span></text:p>
      <text:p text:style-name="Text_20_body"><text:span text:style-name="T6">The second way is described more fully in Section 34.4.4, “</text:span><text:span text:style-name="ACRONYM"><text:span text:style-name="T6">SQL</text:span></text:span><text:span text:style-name="T6"> Functions as Table Sources”. </text:span></text:p>
      <text:p text:style-name="P20">When you use a function that returns a composite type, you might want only one field (attribute) <text:soft-page-break/>from its result. You can do that with syntax like this: </text:p>
      <text:p text:style-name="P11">SELECT (new_emp()).name;</text:p>
      <text:p text:style-name="Preformatted_20_Text"/>
      <text:p text:style-name="Preformatted_20_Text"><text:s/><text:span text:style-name="T6">name</text:span></text:p>
      <text:p text:style-name="P11">------</text:p>
      <text:p text:style-name="P13"><text:s/><text:span text:style-name="T6">None</text:span></text:p>
      <text:p text:style-name="P20">The extra parentheses are needed to keep the parser from getting confused. If you try to do it without them, you get something like this: </text:p>
      <text:p text:style-name="P11">SELECT new_emp().name;</text:p>
      <text:p text:style-name="P11">ERROR: <text:s/>syntax error at or near "." at character 17</text:p>
      <text:p text:style-name="P11">LINE 1: SELECT new_emp().name;</text:p>
      <text:p text:style-name="P13"><text:s text:c="24"/><text:span text:style-name="T6">^</text:span></text:p>
      <text:p text:style-name="Text_20_body"><text:span text:style-name="T6">Another option is to use functional notation for extracting an attribute. The simple way to explain this is that we can use the notations </text:span><text:span text:style-name="Source_20_Text"><text:span text:style-name="T6">attribute(table)</text:span></text:span><text:span text:style-name="T6"> and </text:span><text:span text:style-name="Source_20_Text"><text:span text:style-name="T6">table.attribute</text:span></text:span><text:span text:style-name="T6"> interchangeably. </text:span></text:p>
      <text:p text:style-name="P11">SELECT name(new_emp());</text:p>
      <text:p text:style-name="Preformatted_20_Text"/>
      <text:p text:style-name="Preformatted_20_Text"><text:s/><text:span text:style-name="T6">name</text:span></text:p>
      <text:p text:style-name="P11">------</text:p>
      <text:p text:style-name="P13"><text:s/><text:span text:style-name="T6">None</text:span></text:p>
      <text:p text:style-name="P11">-- This is the same as:</text:p>
      <text:p text:style-name="P11">-- SELECT emp.name AS youngster FROM emp WHERE emp.age &lt; 30;</text:p>
      <text:p text:style-name="Preformatted_20_Text"/>
      <text:p text:style-name="P11">SELECT name(emp) AS youngster FROM emp WHERE age(emp) &lt; 30;</text:p>
      <text:p text:style-name="Preformatted_20_Text"/>
      <text:p text:style-name="Preformatted_20_Text"><text:s/><text:span text:style-name="T6">youngster</text:span></text:p>
      <text:p text:style-name="P11">-----------</text:p>
      <text:p text:style-name="Preformatted_20_Text"><text:s/><text:span text:style-name="T6">Sam</text:span></text:p>
      <text:p text:style-name="P13"><text:s/><text:span text:style-name="T6">Andy</text:span></text:p>
      <text:h text:style-name="P16" text:outline-level="3" text:is-list-header="true">Tip</text:h>
      <text:p text:style-name="P17"><text:span text:style-name="T6">The equivalence between functional notation and attribute notation makes it possible to use functions on composite types to emulate “computed fields”. </text:span><text:bookmark text:name="id2742928"/><text:bookmark text:name="id2742921"/><text:span text:style-name="T6">For example, using the previous definition for </text:span><text:span text:style-name="Source_20_Text"><text:span text:style-name="T6">double_salary(emp)</text:span></text:span><text:span text:style-name="T6">, we can write </text:span></text:p>
      <text:p text:style-name="P15">SELECT emp.name, emp.double_salary FROM emp;</text:p>
      <text:p text:style-name="P17"><text:span text:style-name="T6">An application using this wouldn't need to be directly aware that </text:span><text:span text:style-name="Source_20_Text"><text:span text:style-name="T6">double_salary</text:span></text:span><text:span text:style-name="T6"> isn't a real column of the table. (You can also emulate computed fields with views.) </text:span></text:p>
      <text:p text:style-name="P20">Another way to use a function returning a composite type is to pass the result to another function that accepts the correct row type as input: </text:p>
      <text:p text:style-name="P11">CREATE FUNCTION getname(emp) RETURNS text AS $$</text:p>
      <text:p text:style-name="Preformatted_20_Text"><text:s text:c="4"/><text:span text:style-name="T6">SELECT $1.name;</text:span></text:p>
      <text:p text:style-name="P11">$$ LANGUAGE SQL;</text:p>
      <text:p text:style-name="Preformatted_20_Text"/>
      <text:p text:style-name="P11">SELECT getname(new_emp());</text:p>
      <text:p text:style-name="Preformatted_20_Text"><text:s/><text:span text:style-name="T6">getname</text:span></text:p>
      <text:p text:style-name="P11">---------</text:p>
      <text:p text:style-name="Preformatted_20_Text"><text:s/><text:span text:style-name="T6">None</text:span></text:p>
      <text:p text:style-name="P14">(1 row)</text:p>
      <text:p text:style-name="Text_20_body"><text:span text:style-name="T6">Still another way to use a function that returns a composite type is to call it as a table function, as </text:span><text:soft-page-break/><text:span text:style-name="T6">described in Section 34.4.4, “</text:span><text:span text:style-name="ACRONYM"><text:span text:style-name="T6">SQL</text:span></text:span><text:span text:style-name="T6"> Functions as Table Sources”. </text:span></text:p>
      <text:h text:style-name="P18" text:outline-level="3" text:is-list-header="true"><text:bookmark text:name="xfunc-output-parameters"/>34.4.3. Functions with Output Parameters</text:h>
      <text:p text:style-name="Text_20_body"><text:bookmark text:name="id2742992"/><text:span text:style-name="T6">An alternative way of describing a function's results is to define it with </text:span><text:span text:style-name="Emphasis"><text:span text:style-name="T6">output parameters</text:span></text:span><text:span text:style-name="T6">, as in this example: </text:span></text:p>
      <text:p text:style-name="P11">CREATE FUNCTION add_em (IN x int, IN y int, OUT sum int)</text:p>
      <text:p text:style-name="P11">AS 'SELECT $1 + $2'</text:p>
      <text:p text:style-name="P11">LANGUAGE SQL;</text:p>
      <text:p text:style-name="Preformatted_20_Text"/>
      <text:p text:style-name="P11">SELECT add_em(3,7);</text:p>
      <text:p text:style-name="Preformatted_20_Text"><text:s/><text:span text:style-name="T6">add_em</text:span></text:p>
      <text:p text:style-name="P11">--------</text:p>
      <text:p text:style-name="Preformatted_20_Text"><text:s text:c="5"/><text:span text:style-name="T6">10</text:span></text:p>
      <text:p text:style-name="P14">(1 row)</text:p>
      <text:p text:style-name="Text_20_body"><text:span text:style-name="T6">This is not essentially different from the version of </text:span><text:span text:style-name="Source_20_Text"><text:span text:style-name="T6">add_em</text:span></text:span><text:span text:style-name="T6"> shown in Section 34.4.1, “</text:span><text:span text:style-name="ACRONYM"><text:span text:style-name="T6">SQL</text:span></text:span><text:span text:style-name="T6"> Functions on Base Types”. The real value of output parameters is that they provide a convenient way of defining functions that return several columns. For example, </text:span></text:p>
      <text:p text:style-name="P11">CREATE FUNCTION sum_n_product (x int, y int, OUT sum int, OUT product int)</text:p>
      <text:p text:style-name="P11">AS 'SELECT $1 + $2, $1 * $2'</text:p>
      <text:p text:style-name="P11">LANGUAGE SQL;</text:p>
      <text:p text:style-name="Preformatted_20_Text"/>
      <text:p text:style-name="Preformatted_20_Text"><text:s/><text:span text:style-name="T6">SELECT * FROM sum_n_product(11,42);</text:span></text:p>
      <text:p text:style-name="Preformatted_20_Text"><text:s/><text:span text:style-name="T6">sum | product</text:span></text:p>
      <text:p text:style-name="P11">-----+---------</text:p>
      <text:p text:style-name="Preformatted_20_Text"><text:s text:c="2"/><text:span text:style-name="T6">53 | <text:s text:c="4"/>462</text:span></text:p>
      <text:p text:style-name="P14">(1 row)</text:p>
      <text:p text:style-name="P20">What has essentially happened here is that we have created an anonymous composite type for the result of the function. The above example has the same end result as </text:p>
      <text:p text:style-name="P11">CREATE TYPE sum_prod AS (sum int, product int);</text:p>
      <text:p text:style-name="Preformatted_20_Text"/>
      <text:p text:style-name="P11">CREATE FUNCTION sum_n_product (int, int) RETURNS sum_prod</text:p>
      <text:p text:style-name="P11">AS 'SELECT $1 + $2, $1 * $2'</text:p>
      <text:p text:style-name="P14">LANGUAGE SQL;</text:p>
      <text:p text:style-name="P20">but not having to bother with the separate composite type definition is often handy. </text:p>
      <text:p text:style-name="P20">Notice that output parameters are not included in the calling argument list when invoking such a function from SQL. This is because PostgreSQL considers only the input parameters to define the function's calling signature. That means also that only the input parameters matter when referencing the function for purposes such as dropping it. We could drop the above function with either of </text:p>
      <text:p text:style-name="P11">DROP FUNCTION sum_n_product (x int, y int, OUT sum int, OUT product int);</text:p>
      <text:p text:style-name="P14">DROP FUNCTION sum_n_product (int, int);</text:p>
      <text:p text:style-name="Text_20_body"><text:span text:style-name="T6">Parameters can be marked as </text:span><text:span text:style-name="Source_20_Text"><text:span text:style-name="T6">IN</text:span></text:span><text:span text:style-name="T6"> (the default), </text:span><text:span text:style-name="Source_20_Text"><text:span text:style-name="T6">OUT</text:span></text:span><text:span text:style-name="T6">, or </text:span><text:span text:style-name="Source_20_Text"><text:span text:style-name="T6">INOUT</text:span></text:span><text:span text:style-name="T6">. An </text:span><text:span text:style-name="Source_20_Text"><text:span text:style-name="T6">INOUT</text:span></text:span><text:span text:style-name="T6"> parameter serves as both an input parameter (part of the calling argument list) and an output parameter (part of the result record type). </text:span></text:p>
      <text:h text:style-name="Heading_20_3" text:outline-level="3" text:is-list-header="true"><text:bookmark text:name="xfunc-sql-table-functions"/><text:span text:style-name="T6">34.4.4. </text:span><text:span text:style-name="ACRONYM"><text:span text:style-name="T6">SQL</text:span></text:span><text:span text:style-name="T6"> Functions as Table Sources</text:span></text:h>
      <text:p text:style-name="Text_20_body"><text:span text:style-name="T6">All SQL functions can be used in the </text:span><text:span text:style-name="Source_20_Text"><text:span text:style-name="T6">FROM</text:span></text:span><text:span text:style-name="T6"> clause of a query, but it is particularly useful for functions returning composite types. If the function is defined to return a base type, the table function produces a one-column table. If the function is defined to return a composite type, the table </text:span><text:soft-page-break/><text:span text:style-name="T6">function produces a column for each attribute of the composite type. </text:span></text:p>
      <text:p text:style-name="P20">Here is an example: </text:p>
      <text:p text:style-name="P11">CREATE TABLE foo (fooid int, foosubid int, fooname text);</text:p>
      <text:p text:style-name="P11">INSERT INTO foo VALUES (1, 1, 'Joe');</text:p>
      <text:p text:style-name="P11">INSERT INTO foo VALUES (1, 2, 'Ed');</text:p>
      <text:p text:style-name="P11">INSERT INTO foo VALUES (2, 1, 'Mary');</text:p>
      <text:p text:style-name="Preformatted_20_Text"/>
      <text:p text:style-name="P11">CREATE FUNCTION getfoo(int) RETURNS foo AS $$</text:p>
      <text:p text:style-name="Preformatted_20_Text"><text:s text:c="4"/><text:span text:style-name="T6">SELECT * FROM foo WHERE fooid = $1;</text:span></text:p>
      <text:p text:style-name="P11">$$ LANGUAGE SQL;</text:p>
      <text:p text:style-name="Preformatted_20_Text"/>
      <text:p text:style-name="P11">SELECT *, upper(fooname) FROM getfoo(1) AS t1;</text:p>
      <text:p text:style-name="Preformatted_20_Text"/>
      <text:p text:style-name="Preformatted_20_Text"><text:s/><text:span text:style-name="T6">fooid | foosubid | fooname | upper</text:span></text:p>
      <text:p text:style-name="P11">-------+----------+---------+-------</text:p>
      <text:p text:style-name="Preformatted_20_Text"><text:s text:c="5"/><text:span text:style-name="T6">1 | <text:s text:c="7"/>1 | Joe <text:s text:c="4"/>| JOE</text:span></text:p>
      <text:p text:style-name="P14">(1 row)</text:p>
      <text:p text:style-name="P20">As the example shows, we can work with the columns of the function's result just the same as if they were columns of a regular table. </text:p>
      <text:p text:style-name="Text_20_body"><text:span text:style-name="T6">Note that we only got one row out of the function. This is because we did not use </text:span><text:span text:style-name="Source_20_Text"><text:span text:style-name="T6">SETOF</text:span></text:span><text:span text:style-name="T6">. That is described in the next section. </text:span></text:p>
      <text:h text:style-name="Heading_20_3" text:outline-level="3" text:is-list-header="true"><text:bookmark text:name="id2743161"/><text:span text:style-name="T6">34.4.5. </text:span><text:span text:style-name="ACRONYM"><text:span text:style-name="T6">SQL</text:span></text:span><text:span text:style-name="T6"> Functions Returning Sets</text:span></text:h>
      <text:p text:style-name="Text_20_body"><text:span text:style-name="T6">When an SQL function is declared as returning </text:span><text:span text:style-name="Source_20_Text"><text:span text:style-name="T6">SETOF </text:span></text:span><text:span text:style-name="Emphasis"><text:span text:style-name="T6">sometype</text:span></text:span><text:span text:style-name="T6">, the function's final </text:span><text:span text:style-name="Source_20_Text"><text:span text:style-name="T6">SELECT</text:span></text:span><text:span text:style-name="T6"> query is executed to completion, and each row it outputs is returned as an element of the result set. </text:span></text:p>
      <text:p text:style-name="Text_20_body"><text:span text:style-name="T6">This feature is normally used when calling the function in the </text:span><text:span text:style-name="Source_20_Text"><text:span text:style-name="T6">FROM</text:span></text:span><text:span text:style-name="T6"> clause. In this case each row returned by the function becomes a row of the table seen by the query. For example, assume that table </text:span><text:span text:style-name="Source_20_Text"><text:span text:style-name="T6">foo</text:span></text:span><text:span text:style-name="T6"> has the same contents as above, and we say: </text:span></text:p>
      <text:p text:style-name="P11">CREATE FUNCTION getfoo(int) RETURNS SETOF foo AS $$</text:p>
      <text:p text:style-name="Preformatted_20_Text"><text:s text:c="4"/><text:span text:style-name="T6">SELECT * FROM foo WHERE fooid = $1;</text:span></text:p>
      <text:p text:style-name="P11">$$ LANGUAGE SQL;</text:p>
      <text:p text:style-name="Preformatted_20_Text"/>
      <text:p text:style-name="P14">SELECT * FROM getfoo(1) AS t1;</text:p>
      <text:p text:style-name="P20">Then we would get: </text:p>
      <text:p text:style-name="Preformatted_20_Text"><text:s/><text:span text:style-name="T6">fooid | foosubid | fooname</text:span></text:p>
      <text:p text:style-name="P11">-------+----------+---------</text:p>
      <text:p text:style-name="Preformatted_20_Text"><text:s text:c="5"/><text:span text:style-name="T6">1 | <text:s text:c="7"/>1 | Joe</text:span></text:p>
      <text:p text:style-name="Preformatted_20_Text"><text:s text:c="5"/><text:span text:style-name="T6">1 | <text:s text:c="7"/>2 | Ed</text:span></text:p>
      <text:p text:style-name="P14">(2 rows)</text:p>
      <text:p text:style-name="P20">It is also possible to return multiple rows with the columns defined by output parameters, like this: </text:p>
      <text:p text:style-name="P11">CREATE FUNCTION sum_n_product_with_tab (x int, OUT sum int, OUT product int) RETURNS SETOF record AS $$</text:p>
      <text:p text:style-name="Preformatted_20_Text"><text:s text:c="4"/><text:span text:style-name="T6">SELECT x + tab.y, x * tab.y FROM tab;</text:span></text:p>
      <text:p text:style-name="P14">$$ LANGUAGE SQL;</text:p>
      <text:p text:style-name="Text_20_body"><text:span text:style-name="T6">The key point here is that you must write </text:span><text:span text:style-name="Source_20_Text"><text:span text:style-name="T6">RETURNS SETOF record</text:span></text:span><text:span text:style-name="T6"> to indicate that the function returns multiple rows instead of just one. If there is only one output parameter, write that parameter's type instead of </text:span><text:span text:style-name="Source_20_Text"><text:span text:style-name="T6">record</text:span></text:span><text:span text:style-name="T6">. </text:span></text:p>
      <text:p text:style-name="P20">Currently, functions returning sets can also be called in the select list of a query. For each row that the query generates by itself, the function returning set is invoked, and an output row is generated <text:soft-page-break/>for each element of the function's result set. Note, however, that this capability is deprecated and might be removed in future releases. The following is an example function returning a set from the select list: </text:p>
      <text:p text:style-name="P11">CREATE FUNCTION listchildren(text) RETURNS SETOF text AS $$</text:p>
      <text:p text:style-name="Preformatted_20_Text"><text:s text:c="4"/><text:span text:style-name="T6">SELECT name FROM nodes WHERE parent = $1</text:span></text:p>
      <text:p text:style-name="P11">$$ LANGUAGE SQL;</text:p>
      <text:p text:style-name="Preformatted_20_Text"/>
      <text:p text:style-name="P11">SELECT * FROM nodes;</text:p>
      <text:p text:style-name="Preformatted_20_Text"><text:s text:c="3"/><text:span text:style-name="T6">name <text:s text:c="3"/>| parent</text:span></text:p>
      <text:p text:style-name="P11">-----------+--------</text:p>
      <text:p text:style-name="Preformatted_20_Text"><text:s/><text:span text:style-name="T6">Top <text:s text:c="6"/>|</text:span></text:p>
      <text:p text:style-name="Preformatted_20_Text"><text:s/><text:span text:style-name="T6">Child1 <text:s text:c="3"/>| Top</text:span></text:p>
      <text:p text:style-name="Preformatted_20_Text"><text:s/><text:span text:style-name="T6">Child2 <text:s text:c="3"/>| Top</text:span></text:p>
      <text:p text:style-name="Preformatted_20_Text"><text:s/><text:span text:style-name="T6">Child3 <text:s text:c="3"/>| Top</text:span></text:p>
      <text:p text:style-name="Preformatted_20_Text"><text:s/><text:span text:style-name="T6">SubChild1 | Child1</text:span></text:p>
      <text:p text:style-name="Preformatted_20_Text"><text:s/><text:span text:style-name="T6">SubChild2 | Child1</text:span></text:p>
      <text:p text:style-name="P11">(6 rows)</text:p>
      <text:p text:style-name="Preformatted_20_Text"/>
      <text:p text:style-name="P11">SELECT listchildren('Top');</text:p>
      <text:p text:style-name="Preformatted_20_Text"><text:s/><text:span text:style-name="T6">listchildren</text:span></text:p>
      <text:p text:style-name="P11">--------------</text:p>
      <text:p text:style-name="Preformatted_20_Text"><text:s/><text:span text:style-name="T6">Child1</text:span></text:p>
      <text:p text:style-name="Preformatted_20_Text"><text:s/><text:span text:style-name="T6">Child2</text:span></text:p>
      <text:p text:style-name="Preformatted_20_Text"><text:s/><text:span text:style-name="T6">Child3</text:span></text:p>
      <text:p text:style-name="P11">(3 rows)</text:p>
      <text:p text:style-name="Preformatted_20_Text"/>
      <text:p text:style-name="P11">SELECT name, listchildren(name) FROM nodes;</text:p>
      <text:p text:style-name="Preformatted_20_Text"><text:s text:c="2"/><text:span text:style-name="T6">name <text:s/>| listchildren</text:span></text:p>
      <text:p text:style-name="P11">--------+--------------</text:p>
      <text:p text:style-name="Preformatted_20_Text"><text:s/><text:span text:style-name="T6">Top <text:s text:c="3"/>| Child1</text:span></text:p>
      <text:p text:style-name="Preformatted_20_Text"><text:s/><text:span text:style-name="T6">Top <text:s text:c="3"/>| Child2</text:span></text:p>
      <text:p text:style-name="Preformatted_20_Text"><text:s/><text:span text:style-name="T6">Top <text:s text:c="3"/>| Child3</text:span></text:p>
      <text:p text:style-name="Preformatted_20_Text"><text:s/><text:span text:style-name="T6">Child1 | SubChild1</text:span></text:p>
      <text:p text:style-name="Preformatted_20_Text"><text:s/><text:span text:style-name="T6">Child1 | SubChild2</text:span></text:p>
      <text:p text:style-name="P14">(5 rows)</text:p>
      <text:p text:style-name="Text_20_body"><text:span text:style-name="T6">In the last </text:span><text:span text:style-name="Source_20_Text"><text:span text:style-name="T6">SELECT</text:span></text:span><text:span text:style-name="T6">, notice that no output row appears for </text:span><text:span text:style-name="Source_20_Text"><text:span text:style-name="T6">Child2</text:span></text:span><text:span text:style-name="T6">, </text:span><text:span text:style-name="Source_20_Text"><text:span text:style-name="T6">Child3</text:span></text:span><text:span text:style-name="T6">, etc. This happens because </text:span><text:span text:style-name="Source_20_Text"><text:span text:style-name="T6">listchildren</text:span></text:span><text:span text:style-name="T6"> returns an empty set for those arguments, so no result rows are generated. </text:span></text:p>
      <text:h text:style-name="Heading_20_3" text:outline-level="3" text:is-list-header="true"><text:bookmark text:name="id2743299"/><text:span text:style-name="T6">34.4.6. Polymorphic </text:span><text:span text:style-name="ACRONYM"><text:span text:style-name="T6">SQL</text:span></text:span><text:span text:style-name="T6"> Functions</text:span></text:h>
      <text:p text:style-name="Text_20_body"><text:span text:style-name="ACRONYM"><text:span text:style-name="T6">SQL</text:span></text:span><text:span text:style-name="T6"> functions can be declared to accept and return the polymorphic types </text:span><text:span text:style-name="Source_20_Text"><text:span text:style-name="T6">anyelement</text:span></text:span><text:span text:style-name="T6">, </text:span><text:span text:style-name="Source_20_Text"><text:span text:style-name="T6">anyarray</text:span></text:span><text:span text:style-name="T6">, </text:span><text:span text:style-name="Source_20_Text"><text:span text:style-name="T6">anynonarray</text:span></text:span><text:span text:style-name="T6">, and </text:span><text:span text:style-name="Source_20_Text"><text:span text:style-name="T6">anyenum</text:span></text:span><text:span text:style-name="T6">. See Section 34.2.5, “Polymorphic Types” for a more detailed explanation of polymorphic functions. Here is a polymorphic function </text:span><text:span text:style-name="Source_20_Text"><text:span text:style-name="T6">make_array</text:span></text:span><text:span text:style-name="T6"> that builds up an array from two arbitrary data type elements: </text:span></text:p>
      <text:p text:style-name="P11">CREATE FUNCTION make_array(anyelement, anyelement) RETURNS anyarray AS $$</text:p>
      <text:p text:style-name="Preformatted_20_Text"><text:s text:c="4"/><text:span text:style-name="T6">SELECT ARRAY[$1, $2];</text:span></text:p>
      <text:p text:style-name="P11">$$ LANGUAGE SQL;</text:p>
      <text:p text:style-name="Preformatted_20_Text"/>
      <text:p text:style-name="P11">SELECT make_array(1, 2) AS intarray, make_array('a'::text, 'b') AS textarray;</text:p>
      <text:p text:style-name="Preformatted_20_Text"><text:s/><text:span text:style-name="T6">intarray | textarray</text:span></text:p>
      <text:p text:style-name="P11">----------+-----------</text:p>
      <text:p text:style-name="Preformatted_20_Text"><text:s/><text:span text:style-name="T6">{1,2} <text:s text:c="3"/>| {a,b}</text:span></text:p>
      <text:p text:style-name="P14">(1 row)</text:p>
      <text:p text:style-name="Text_20_body"><text:span text:style-name="T6">Notice the use of the typecast </text:span><text:span text:style-name="Source_20_Text"><text:span text:style-name="T6">'a'::text</text:span></text:span><text:span text:style-name="T6"> to specify that the argument is of type </text:span><text:span text:style-name="Source_20_Text"><text:span text:style-name="T6">text</text:span></text:span><text:span text:style-name="T6">. This is required if the argument is just a string literal, since otherwise it would be treated as type </text:span><text:soft-page-break/><text:span text:style-name="Source_20_Text"><text:span text:style-name="T6">unknown</text:span></text:span><text:span text:style-name="T6">, and array of </text:span><text:span text:style-name="Source_20_Text"><text:span text:style-name="T6">unknown</text:span></text:span><text:span text:style-name="T6"> is not a valid type. Without the typecast, you will get errors like this: </text:span></text:p>
      <text:p text:style-name="P13"><text:span text:style-name="Source_20_Text"><text:span text:style-name="T6">ERROR: <text:s/>could not determine polymorphic type because input has type "unknown"</text:span></text:span></text:p>
      <text:p text:style-name="P20">It is permitted to have polymorphic arguments with a fixed return type, but the converse is not. For example: </text:p>
      <text:p text:style-name="P11">CREATE FUNCTION is_greater(anyelement, anyelement) RETURNS boolean AS $$</text:p>
      <text:p text:style-name="Preformatted_20_Text"><text:s text:c="4"/><text:span text:style-name="T6">SELECT $1 &gt; $2;</text:span></text:p>
      <text:p text:style-name="P11">$$ LANGUAGE SQL;</text:p>
      <text:p text:style-name="Preformatted_20_Text"/>
      <text:p text:style-name="P11">SELECT is_greater(1, 2);</text:p>
      <text:p text:style-name="Preformatted_20_Text"><text:s/><text:span text:style-name="T6">is_greater</text:span></text:p>
      <text:p text:style-name="P11">------------</text:p>
      <text:p text:style-name="Preformatted_20_Text"><text:s/><text:span text:style-name="T6">f</text:span></text:p>
      <text:p text:style-name="P11">(1 row)</text:p>
      <text:p text:style-name="Preformatted_20_Text"/>
      <text:p text:style-name="P11">CREATE FUNCTION invalid_func() RETURNS anyelement AS $$</text:p>
      <text:p text:style-name="Preformatted_20_Text"><text:s text:c="4"/><text:span text:style-name="T6">SELECT 1;</text:span></text:p>
      <text:p text:style-name="P11">$$ LANGUAGE SQL;</text:p>
      <text:p text:style-name="P11">ERROR: <text:s/>cannot determine result data type</text:p>
      <text:p text:style-name="P14">DETAIL: <text:s/>A function returning a polymorphic type must have at least one polymorphic argument.</text:p>
      <text:p text:style-name="P20">Polymorphism can be used with functions that have output arguments. For example: </text:p>
      <text:p text:style-name="P11">CREATE FUNCTION dup (f1 anyelement, OUT f2 anyelement, OUT f3 anyarray)</text:p>
      <text:p text:style-name="P11">AS 'select $1, array[$1,$1]' LANGUAGE sql;</text:p>
      <text:p text:style-name="Preformatted_20_Text"/>
      <text:p text:style-name="P11">SELECT * FROM dup(22);</text:p>
      <text:p text:style-name="Preformatted_20_Text"><text:s/><text:span text:style-name="T6">f2 | <text:s text:c="2"/>f3</text:span></text:p>
      <text:p text:style-name="P11">----+---------</text:p>
      <text:p text:style-name="Preformatted_20_Text"><text:s/><text:span text:style-name="T6">22 | {22,22}</text:span></text:p>
      <text:p text:style-name="P14">(1 row)</text:p>
      <text:h text:style-name="P19" text:outline-level="2" text:is-list-header="true"><text:bookmark text:name="xfunc-overload"/>34.5. Function Overloading</text:h>
      <text:p text:style-name="Text_20_body"><text:bookmark text:name="id2743433"/><text:span text:style-name="T6">More than one function can be defined with the same SQL name, so long as the arguments they take are different. In other words, function names can be </text:span><text:span text:style-name="Emphasis"><text:span text:style-name="T6">overloaded</text:span></text:span><text:span text:style-name="T6">. When a query is executed, the server will determine which function to call from the data types and the number of the provided arguments. Overloading can also be used to simulate functions with a variable number of arguments, up to a finite maximum number. </text:span></text:p>
      <text:p text:style-name="P20">When creating a family of overloaded functions, one should be careful not to create ambiguities. For instance, given the functions: </text:p>
      <text:p text:style-name="P11">CREATE FUNCTION test(int, real) RETURNS ...</text:p>
      <text:p text:style-name="P14">CREATE FUNCTION test(smallint, double precision) RETURNS ...</text:p>
      <text:p text:style-name="Text_20_body"><text:span text:style-name="T6">it is not immediately clear which function would be called with some trivial input like </text:span><text:span text:style-name="Source_20_Text"><text:span text:style-name="T6">test(1, 1.5)</text:span></text:span><text:span text:style-name="T6">. The currently implemented resolution rules are described in </text:span><text:a xlink:type="simple" xlink:href="http://typeconv.html/"><text:span text:style-name="T6">Chapter 10, </text:span></text:a><text:a xlink:type="simple" xlink:href="http://typeconv.html/"><text:span text:style-name="T7">Type Conversion</text:span></text:a><text:span text:style-name="T6">, but it is unwise to design a system that subtly relies on this behavior. </text:span></text:p>
      <text:p text:style-name="Text_20_body"><text:span text:style-name="T6">A function that takes a single argument of a composite type should generally not have the same name as any attribute (field) of that type. Recall that </text:span><text:span text:style-name="Source_20_Text"><text:span text:style-name="T6">attribute(table)</text:span></text:span><text:span text:style-name="T6"> is considered equivalent to </text:span><text:span text:style-name="Source_20_Text"><text:span text:style-name="T6">table.attribute</text:span></text:span><text:span text:style-name="T6">. In the case that there is an ambiguity between a function on a composite type and an attribute of the composite type, the attribute will always be used. It is possible to override that choice by schema-qualifying the function name (that is, </text:span><text:soft-page-break/><text:span text:style-name="Source_20_Text"><text:span text:style-name="T6">schema.func(table)</text:span></text:span><text:span text:style-name="T6">) but it's better to avoid the problem by not choosing conflicting names. </text:span></text:p>
      <text:p text:style-name="P1">Fonte: Manual oficial do PostgreSQL versão 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svg:font-family="Courier, '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Teletype"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CRONYM" style:family="text"/>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5-23T19:11:17</dc:date>
    <meta:editing-cycles>28</meta:editing-cycles>
    <meta:editing-duration>PT28M54S</meta:editing-duration>
    <meta:user-defined meta:name="Info 1"/>
    <meta:user-defined meta:name="Info 2"/>
    <meta:user-defined meta:name="Info 3"/>
    <meta:user-defined meta:name="Info 4"/>
    <meta:document-statistic meta:table-count="0" meta:image-count="0" meta:object-count="0" meta:page-count="13" meta:paragraph-count="389" meta:word-count="3503" meta:character-count="21855"/>
  </office:meta>
</office:document-meta>
</file>